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family="paragraph"/>
    <style:style style:name="P3" style:parent-style-name="ListParagraph" style:family="paragraph"/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P10" style:parent-style-name="ListParagraph" style:family="paragraph"/>
    <style:style style:name="P11" style:parent-style-name="ListParagraph" style:family="paragraph"/>
    <style:style style:name="P12" style:parent-style-name="ListParagraph" style:family="paragraph"/>
    <style:style style:name="P13" style:parent-style-name="ListParagraph" style:family="paragraph"/>
    <style:style style:name="P14" style:parent-style-name="ListParagraph" style:family="paragraph"/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ListParagraph" style:family="paragraph"/>
    <style:style style:name="P27" style:parent-style-name="ListParagraph" style:family="paragraph"/>
    <style:style style:name="P28" style:parent-style-name="ListParagraph" style:family="paragraph"/>
    <style:style style:name="P29" style:parent-style-name="ListParagraph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ListParagraph" style:family="paragraph"/>
    <style:style style:name="P32" style:parent-style-name="ListParagraph" style:family="paragraph"/>
    <style:style style:name="P33" style:parent-style-name="ListParagraph" style:family="paragraph"/>
    <style:style style:name="P34" style:parent-style-name="ListParagraph" style:family="paragraph"/>
    <style:style style:name="P35" style:parent-style-name="ListParagraph" style:family="paragraph"/>
    <style:style style:name="P36" style:parent-style-name="ListParagraph" style:family="paragraph"/>
    <style:style style:name="P37" style:parent-style-name="ListParagraph" style:family="paragraph"/>
    <style:style style:name="P38" style:parent-style-name="ListParagraph" style:family="paragraph"/>
    <style:style style:name="T39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VCS Concept (Version Control System)</text:p>
      <text:p text:style-name="Normal">VCS types:</text:p>
      <text:list text:style-name="LFO1" text:continue-numbering="true">
        <text:list-item>
          <text:p text:style-name="P2">Lock – Modify – Unlock</text:p>
        </text:list-item>
        <text:list-item>
          <text:p text:style-name="P3">Copy – Modify – Merge</text:p>
        </text:list-item>
      </text:list>
      <text:p text:style-name="Normal">Centralized – different files stored on different computers. Server has all those files combined.</text:p>
      <text:p text:style-name="Normal">Distributed – every user (computer) has exact same files as the server, so every computer can become a server. This is much faster.</text:p>
      <text:p text:style-name="Normal">Git:</text:p>
      <text:list text:style-name="LFO2" text:continue-numbering="true">
        <text:list-item>
          <text:p text:style-name="P4">Download and install git</text:p>
        </text:list-item>
        <text:list-item>
          <text:p text:style-name="P5">Launch gitBash</text:p>
        </text:list-item>
        <text:list-item>
          <text:p text:style-name="P6">Generate keygen by entering: ssh-keygen -t rsa -C<text:s/><text:a xlink:href="mailto:s.zilevicius@fmail.com" office:target-frame-name="_top" xlink:show="replace"><text:span text:style-name="Hyperlink">s.zilevicius@fmail.com</text:span></text:a></text:p>
        </text:list-item>
        <text:list-item>
          <text:p text:style-name="P7">It will ask to enter file where the key will be stored, usually just press enter unless you want to change location</text:p>
        </text:list-item>
        <text:list-item>
          <text:p text:style-name="P8">Enter password, it will be required each time. We can not assign password if machine is secure</text:p>
        </text:list-item>
        <text:list-item>
          <text:p text:style-name="P9">If ever required only share the public key. Private key should not be shared in any circumstances.</text:p>
        </text:list-item>
        <text:list-item>
          <text:p text:style-name="P10">Load keys into the system</text:p>
        </text:list-item>
        <text:list-item>
          <text:p text:style-name="P11">GitHub go to settings -&gt; SSH and GPG keys -&gt; create new key -&gt; insert public key (copy all).</text:p>
        </text:list-item>
        <text:list-item>
          <text:p text:style-name="P12">We need to configure username and email by:</text:p>
          <text:list text:continue-numbering="true">
            <text:list-item>
              <text:p text:style-name="P13">git config –global user.name “Simonas Zilevicius”</text:p>
            </text:list-item>
            <text:list-item>
              <text:p text:style-name="P14">git config –global user.email “<text:a xlink:href="mailto:s.zilevicius@gmail.com" office:target-frame-name="_top" xlink:show="replace"><text:span text:style-name="Hyperlink">s.zilevicius@gmail.com</text:span></text:a>” (!!!!!! NOTE in both case ther must be two small dashes in front of global like - -)</text:p>
            </text:list-item>
          </text:list>
        </text:list-item>
      </text:list>
      <text:p text:style-name="Normal">And my whole document is worthless since there is a Git setup highlight:</text:p>
      <text:p text:style-name="P15">You can download git here: http://git-scm.com/downloads</text:p>
      <text:p text:style-name="P16">Install Git with default settings.</text:p>
      <text:p text:style-name="P17">Generating a pair of ssh keys:</text:p>
      <text:p text:style-name="P18"/>
      <text:p text:style-name="P19"><text:s text:c="5"/>ssh-keygen -t rsa –C “vitali_shulha@epam.com"</text:p>
      <text:p text:style-name="P20"/>
      <text:p text:style-name="P21">The public key (id_rsa) should be sent to the owner of the repository in order to obtain work rights. Or upload to profile settings in bitbucket / github / gitlab.</text:p>
      <text:p text:style-name="P22"/>
      <text:p text:style-name="P23">Username and email settings:</text:p>
      <text:p text:style-name="P24"><text:s text:c="5"/>git config --global user.name “Vitali Shulha“</text:p>
      <text:p text:style-name="P25"><text:s text:c="5"/>git config --global user.email “vitali_Shulha@epam.com"</text:p>
      <text:p text:style-name="Normal"/>
      <text:p text:style-name="Normal"/>
      <text:p text:style-name="Normal"/>
      <text:p text:style-name="Normal"/>
      <text:p text:style-name="Normal">Git create new:</text:p>
      <text:soft-page-break/>
      <text:list text:style-name="LFO3" text:continue-numbering="true">
        <text:list-item>
          <text:p text:style-name="P26">First we need to create new repository on GitHub + initialize repository with a README</text:p>
        </text:list-item>
        <text:list-item>
          <text:p text:style-name="P27">Clone via SSH</text:p>
        </text:list-item>
        <text:list-item>
          <text:p text:style-name="P28">Open gitbash, go to directory, where the you want to clone “cd /c/users/szi/desktop/EPAM_JAVA/”</text:p>
        </text:list-item>
        <text:list-item>
          <text:p text:style-name="P29">Enter following in git bash: git clone “copied SSH link” (use<text:s/><text:span text:style-name="T30">insert</text:span><text:s/>button on keyboard to paste)</text:p>
        </text:list-item>
        <text:list-item>
          <text:p text:style-name="P31">It will ask for permission so we should press yes</text:p>
        </text:list-item>
        <text:list-item>
          <text:p text:style-name="P32">We can add now files in the folder</text:p>
        </text:list-item>
        <text:list-item>
          <text:p text:style-name="P33">To check if there are any changes “git status”</text:p>
        </text:list-item>
        <text:list-item>
          <text:p text:style-name="P34">To add one item “git add filename” to add all of new files “git add .”</text:p>
        </text:list-item>
        <text:list-item>
          <text:p text:style-name="P35">Git status we can see what will be added</text:p>
        </text:list-item>
        <text:list-item>
          <text:p text:style-name="P36">git commit -m “message”<text:s/></text:p>
        </text:list-item>
        <text:list-item>
          <text:p text:style-name="P37">git push</text:p>
        </text:list-item>
      </text:list>
      <text:p text:style-name="Normal"/>
      <text:p text:style-name="Normal">Pull from remote: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8">To download updated files from Github just type<text:s/><text:span text:style-name="T39">git pull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Normal"/>
      <text:h text:style-name="Heading2" text:outline-level="2">Git Gui</text:h>
      <text:p text:style-name="Normal"/>
      <text:p text:style-name="Normal">To open Git Gui, enter git gui&amp; in gitbash command line</text:p>
      <text:p text:style-name="Normal">It is easier to check changes</text:p>
      <text:p text:style-name="Normal">To commit changes just press small blue file icon near file nam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monas Žilevicius</meta:initial-creator>
    <dc:creator>Simonas Žilevicius</dc:creator>
    <meta:creation-date>2023-06-22T07:50:00Z</meta:creation-date>
    <dc:date>2023-06-22T13:12:00Z</dc:date>
    <meta:template xlink:href="Normal" xlink:type="simple"/>
    <meta:editing-cycles>20</meta:editing-cycles>
    <meta:editing-duration>PT8040S</meta:editing-duration>
    <meta:document-statistic meta:page-count="2" meta:paragraph-count="5" meta:word-count="385" meta:character-count="2579" meta:row-count="18" meta:non-whitespace-character-count="2199"/>
  </office:meta>
</office:document-meta>
</file>